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 style:font-family-generic="swiss" style:font-pitch="variable"/>
    <style:font-face style:name="Andika" svg:font-family="Andika" style:font-pitch="variable"/>
    <style:font-face style:name="Cakra Normal" svg:font-family="'Cakra Normal'" style:font-pitch="variable"/>
    <style:font-face style:name="Charis SIL" svg:font-family="'Charis SIL'" style:font-pitch="variable"/>
    <style:font-face style:name="Commissioner" svg:font-family="Commissioner" style:font-pitch="variable"/>
    <style:font-face style:name="Consola Mono" svg:font-family="'Consola Mono'" style:font-pitch="fixed"/>
    <style:font-face style:name="Cuprum" svg:font-family="Cuprum" style:font-pitch="variable"/>
    <style:font-face style:name="Dehuti" svg:font-family="Dehuti" style:font-pitch="variable"/>
    <style:font-face style:name="DejaVu Sans" svg:font-family="'DejaVu Sans'" style:font-family-generic="swiss"/>
    <style:font-face style:name="DejaVu Serif" svg:font-family="'DejaVu Serif'" style:font-family-generic="roman"/>
    <style:font-face style:name="Didact Gothic" svg:font-family="'Didact Gothic'" style:font-family-generic="swiss" style:font-pitch="variable"/>
    <style:font-face style:name="Dihjauti" svg:font-family="Dihjauti" style:font-pitch="variable"/>
    <style:font-face style:name="Doulos SIL" svg:font-family="'Doulos SIL'" style:font-pitch="variable"/>
    <style:font-face style:name="Fairfax" svg:font-family="Fairfax" style:font-pitch="variable"/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briela" svg:font-family="Gabriela" style:font-pitch="variable"/>
    <style:font-face style:name="Gentium Plus" svg:font-family="'Gentium Plus'" style:font-pitch="variable"/>
    <style:font-face style:name="Handjet" svg:font-family="Handjet" style:font-pitch="variable"/>
    <style:font-face style:name="Kurale" svg:font-family="Kurale" style:font-pitch="variable"/>
    <style:font-face style:name="Lobster" svg:font-family="Lobster" style:font-pitch="variable"/>
    <style:font-face style:name="Marmelad" svg:font-family="Marmelad" style:font-pitch="variable"/>
    <style:font-face style:name="Montserrat Alternates" svg:font-family="'Montserrat Alternates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unito" svg:font-family="Nunito" style:font-pitch="variable"/>
    <style:font-face style:name="Pfennig" svg:font-family="Pfennig" style:font-pitch="variable"/>
    <style:font-face style:name="Philosopher" svg:font-family="Philosopher" style:font-pitch="variable"/>
    <style:font-face style:name="Podkova" svg:font-family="Podkova" style:font-pitch="variable"/>
    <style:font-face style:name="Rubik" svg:font-family="Rubik" style:font-pitch="variable"/>
    <style:font-face style:name="Rubik 80s Fade" svg:font-family="'Rubik 80s Fade'" style:font-pitch="variable"/>
    <style:font-face style:name="Rubik Beastly" svg:font-family="'Rubik Beastly'" style:font-pitch="variable"/>
    <style:font-face style:name="Rubik Black" svg:font-family="'Rubik Black'" style:font-pitch="variable"/>
    <style:font-face style:name="Rubik Black1" svg:font-family="'Rubik Black'" style:font-adornments="Regular" style:font-pitch="variable"/>
    <style:font-face style:name="Rubik Broken Fax" svg:font-family="'Rubik Broken Fax'" style:font-pitch="variable"/>
    <style:font-face style:name="Rubik Bubbles" svg:font-family="'Rubik Bubbles'" style:font-pitch="variable"/>
    <style:font-face style:name="Rubik Burned" svg:font-family="'Rubik Burned'" style:font-pitch="variable"/>
    <style:font-face style:name="Rubik Dirt" svg:font-family="'Rubik Dirt'" style:font-pitch="variable"/>
    <style:font-face style:name="Rubik Distressed" svg:font-family="'Rubik Distressed'" style:font-pitch="variable"/>
    <style:font-face style:name="Rubik Doodle Shadow" svg:font-family="'Rubik Doodle Shadow'" style:font-pitch="variable"/>
    <style:font-face style:name="Rubik Doodle Triangles" svg:font-family="'Rubik Doodle Triangles'" style:font-pitch="variable"/>
    <style:font-face style:name="Rubik Filtered" svg:font-family="'Rubik Filtered'" style:font-pitch="variable"/>
    <style:font-face style:name="Rubik Gemstones" svg:font-family="'Rubik Gemstones'" style:font-pitch="variable"/>
    <style:font-face style:name="Rubik Glitch" svg:font-family="'Rubik Glitch'" style:font-pitch="variable"/>
    <style:font-face style:name="Rubik Glitch Pop" svg:font-family="'Rubik Glitch Pop'" style:font-pitch="variable"/>
    <style:font-face style:name="Rubik Iso" svg:font-family="'Rubik Iso'" style:font-pitch="variable"/>
    <style:font-face style:name="Rubik Lines" svg:font-family="'Rubik Lines'" style:font-pitch="variable"/>
    <style:font-face style:name="Rubik Maps" svg:font-family="'Rubik Maps'" style:font-pitch="variable"/>
    <style:font-face style:name="Rubik Marker Hatch" svg:font-family="'Rubik Marker Hatch'" style:font-pitch="variable"/>
    <style:font-face style:name="Rubik Maze" svg:font-family="'Rubik Maze'" style:font-pitch="variable"/>
    <style:font-face style:name="Rubik Microbe" svg:font-family="'Rubik Microbe'" style:font-pitch="variable"/>
    <style:font-face style:name="Rubik Moonrocks" svg:font-family="'Rubik Moonrocks'" style:font-pitch="variable"/>
    <style:font-face style:name="Rubik Pixels" svg:font-family="'Rubik Pixels'" style:font-pitch="variable"/>
    <style:font-face style:name="Rubik Puddles" svg:font-family="'Rubik Puddles'" style:font-pitch="variable"/>
    <style:font-face style:name="Rubik Scribble" svg:font-family="'Rubik Scribble'" style:font-pitch="variable"/>
    <style:font-face style:name="Rubik Spray Paint" svg:font-family="'Rubik Spray Paint'" style:font-pitch="variable"/>
    <style:font-face style:name="Rubik Storm" svg:font-family="'Rubik Storm'" style:font-pitch="variable"/>
    <style:font-face style:name="Rubik Vinyl" svg:font-family="'Rubik Vinyl'" style:font-pitch="variable"/>
    <style:font-face style:name="Rubik Wet Paint" svg:font-family="'Rubik Wet Paint'" style:font-pitch="variable"/>
    <style:font-face style:name="Scada" svg:font-family="Scada" style:font-pitch="variable"/>
    <style:font-face style:name="Tektur" svg:font-family="Tektur" style:font-adornments="Black" style:font-pitch="variable"/>
    <style:font-face style:name="Truetypewriter PolyglOTT" svg:font-family="'Truetypewriter PolyglOTT'" style:font-family-generic="modern" style:font-pitch="variable"/>
    <style:font-face style:name="Victor Mono" svg:font-family="'Victor Mono'" style:font-pitch="fixed"/>
    <style:font-face style:name="Vollkorn" svg:font-family="Vollkorn" style:font-pitch="variable"/>
    <style:font-face style:name="Vollkorn SC" svg:font-family="'Vollkorn SC'" style:font-pitch="variable"/>
    <style:font-face style:name="Yeseva One" svg:font-family="'Yeseva One'" style:font-pitch="variable"/>
    <style:font-face style:name="Ysabeau" svg:font-family="Ysabeau" style:font-adornments="Black" style:font-pitch="variable"/>
    <style:font-face style:name="Ysabeau Infant" svg:font-family="'Ysabeau Infant'" style:font-adornments="Black" style:font-pitch="variable"/>
    <style:font-face style:name="Ysabeau SC" svg:font-family="'Ysabeau SC'" style:font-adornments="Black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B" style:family="table-column">
      <style:table-column-properties style:column-width="8.79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-left="0.3cm" fo:padding-right="0.3cm" fo:padding-top="0.101cm" fo:padding-bottom="0.101cm" fo:border-left="0.5pt solid #000000" fo:border-right="none" fo:border-top="none" fo:border-bottom="0.5pt solid #000000"/>
    </style:style>
    <style:style style:name="Таблица1.B2" style:family="table-cell">
      <style:table-cell-properties fo:padding-left="0.3cm" fo:padding-right="0.3cm" fo:padding-top="0.101cm" fo:padding-bottom="0.101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Noto Sans" fo:font-size="14pt" fo:language="zxx" fo:country="none" fo:font-style="normal" style:text-underline-style="none" fo:font-weight="bold" officeooo:rsid="002c5b82" officeooo:paragraph-rsid="002f8867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Rubik" fo:font-size="14pt" fo:language="zxx" fo:country="none" fo:font-style="normal" style:text-underline-style="none" fo:font-weight="normal" officeooo:rsid="002f8867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80s Fade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Ysabeau SC" fo:font-size="14pt" fo:language="zxx" fo:country="none" fo:font-style="normal" style:text-underline-style="none" fo:font-weight="normal" officeooo:rsid="002f8867" officeooo:paragraph-rsid="002c5b82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Ysabeau SC" fo:font-size="14pt" fo:language="zxx" fo:country="none" fo:font-style="normal" style:text-underline-style="none" fo:font-weight="normal" officeooo:rsid="002f8867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Ysabeau SC" fo:font-size="14pt" fo:language="zxx" fo:country="none" fo:font-style="normal" style:text-underline-style="none" fo:font-weight="normal" officeooo:rsid="0036637d" officeooo:paragraph-rsid="0036637d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margin-top="0.101cm" fo:margin-bottom="0.101cm" style:contextual-spacing="false" fo:text-align="center" style:justify-single-word="false" fo:break-before="page"/>
      <style:text-properties style:font-name="Noto Sans" fo:font-size="14pt" fo:language="zxx" fo:country="none" fo:font-style="normal" style:text-underline-style="none" fo:font-weight="bold" officeooo:rsid="0036637d" officeooo:paragraph-rsid="0036637d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8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Beastly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Broken Fax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Bubbles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Burned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Dirt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Distressed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Doodle Shadow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Doodle Triangles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Gemstones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Glitch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Glitch Pop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Iso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Lines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Maps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Marker Hatch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Maze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Microbe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Pixels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Puddles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Scribble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Spray Paint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Storm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Vinyl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Rubik Wet Paint" fo:font-size="26pt" fo:language="zxx" fo:country="none" fo:font-style="normal" style:text-underline-style="none" fo:font-weight="normal" officeooo:rsid="0036637d" officeooo:paragraph-rsid="0036637d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Andika" fo:font-size="14pt" fo:language="zxx" fo:country="none" officeooo:rsid="0006227d" officeooo:paragraph-rsid="002f8867" style:font-size-asian="14pt" style:language-asian="zxx" style:country-asian="none" style:font-size-complex="14pt" style:language-complex="zxx" style:country-complex="none"/>
    </style:style>
    <style:style style:name="P33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Cakra Normal" fo:font-size="14pt" fo:language="zxx" fo:country="none" officeooo:rsid="001fdaae" officeooo:paragraph-rsid="002f8867" style:font-size-asian="14pt" style:language-asian="zxx" style:country-asian="none" style:font-size-complex="14pt" style:language-complex="zxx" style:country-complex="none"/>
    </style:style>
    <style:style style:name="P34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Charis SIL" fo:font-size="14pt" fo:language="zxx" fo:country="none" officeooo:rsid="001fdaae" officeooo:paragraph-rsid="002f8867" style:font-size-asian="14pt" style:language-asian="zxx" style:country-asian="none" style:font-size-complex="14pt" style:language-complex="zxx" style:country-complex="none"/>
    </style:style>
    <style:style style:name="P35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Consola Mono" fo:font-size="14pt" fo:language="zxx" fo:country="none" officeooo:rsid="001fdaae" officeooo:paragraph-rsid="002f8867" style:font-size-asian="14pt" style:language-asian="zxx" style:country-asian="none" style:font-size-complex="14pt" style:language-complex="zxx" style:country-complex="none"/>
    </style:style>
    <style:style style:name="P36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Dehuti" fo:font-size="14pt" fo:language="zxx" fo:country="none" officeooo:rsid="001fdaae" officeooo:paragraph-rsid="002f8867" style:font-size-asian="14pt" style:language-asian="zxx" style:country-asian="none" style:font-size-complex="14pt" style:language-complex="zxx" style:country-complex="none"/>
    </style:style>
    <style:style style:name="P37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Didact Gothic" fo:font-size="14pt" fo:language="zxx" fo:country="none" officeooo:rsid="001fdaae" officeooo:paragraph-rsid="002f8867" style:font-size-asian="14pt" style:language-asian="zxx" style:country-asian="none" style:font-size-complex="14pt" style:language-complex="zxx" style:country-complex="none"/>
    </style:style>
    <style:style style:name="P38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Dihjauti" fo:font-size="14pt" fo:language="zxx" fo:country="none" officeooo:rsid="001fdaae" officeooo:paragraph-rsid="002f8867" style:font-size-asian="14pt" style:language-asian="zxx" style:country-asian="none" style:font-size-complex="14pt" style:language-complex="zxx" style:country-complex="none"/>
    </style:style>
    <style:style style:name="P39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Doulos SIL" fo:font-size="14pt" fo:language="zxx" fo:country="none" fo:font-weight="normal" officeooo:rsid="001fdaae" officeooo:paragraph-rsid="002f886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0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Fairfax" fo:font-size="14pt" fo:language="zxx" fo:country="none" fo:font-weight="normal" officeooo:rsid="001fdaae" officeooo:paragraph-rsid="002f886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1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Fira Sans" fo:font-size="14pt" fo:language="zxx" fo:country="none" fo:font-weight="normal" officeooo:rsid="001fdaae" officeooo:paragraph-rsid="002f886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2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Gentium Plus" fo:font-size="14pt" fo:language="zxx" fo:country="none" officeooo:rsid="001fdaae" officeooo:paragraph-rsid="0031c3ec" style:font-size-asian="14pt" style:language-asian="zxx" style:country-asian="none" style:font-size-complex="14pt" style:language-complex="zxx" style:country-complex="none"/>
    </style:style>
    <style:style style:name="P43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Noto Sans" fo:font-size="14pt" fo:language="zxx" fo:country="none" officeooo:rsid="0021c1bf" officeooo:paragraph-rsid="002f8867" style:font-size-asian="14pt" style:language-asian="zxx" style:country-asian="none" style:font-size-complex="14pt" style:language-complex="zxx" style:country-complex="none"/>
    </style:style>
    <style:style style:name="P44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Noto Serif" fo:font-size="14pt" fo:language="zxx" fo:country="none" officeooo:rsid="0021c1bf" officeooo:paragraph-rsid="002f8867" style:font-size-asian="14pt" style:language-asian="zxx" style:country-asian="none" style:font-size-complex="14pt" style:language-complex="zxx" style:country-complex="none"/>
    </style:style>
    <style:style style:name="P45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Pfennig" fo:font-size="14pt" fo:language="zxx" fo:country="none" officeooo:rsid="001fdaae" officeooo:paragraph-rsid="002f8867" style:font-size-asian="14pt" style:language-asian="zxx" style:country-asian="none" style:font-size-complex="14pt" style:language-complex="zxx" style:country-complex="none"/>
    </style:style>
    <style:style style:name="P46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Truetypewriter PolyglOTT" fo:font-size="14pt" fo:language="zxx" fo:country="none" officeooo:rsid="001fdaae" officeooo:paragraph-rsid="002f8867" style:font-size-asian="14pt" style:language-asian="zxx" style:country-asian="none" style:font-size-complex="14pt" style:language-complex="zxx" style:country-complex="none"/>
    </style:style>
    <style:style style:name="P47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Alegreya Sans" fo:font-size="14pt" fo:language="zxx" fo:country="none" fo:font-style="normal" style:text-underline-style="none" fo:font-weight="normal" officeooo:rsid="002d6a1c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8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Commissioner" fo:font-size="14pt" fo:language="zxx" fo:country="none" officeooo:rsid="0030c6ed" officeooo:paragraph-rsid="0030c6ed" style:font-size-asian="14pt" style:language-asian="zxx" style:country-asian="none" style:font-size-complex="14pt" style:language-complex="zxx" style:country-complex="none"/>
    </style:style>
    <style:style style:name="P49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Cuprum" fo:font-size="14pt" fo:language="zxx" fo:country="none" fo:font-style="normal" style:text-underline-style="none" fo:font-weight="normal" officeooo:rsid="002d6a1c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Gabriela" fo:font-size="14pt" fo:language="zxx" fo:country="none" fo:font-style="normal" style:text-underline-style="none" fo:font-weight="normal" officeooo:rsid="002ddece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1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Handjet" fo:font-size="14pt" fo:language="zxx" fo:country="none" fo:font-style="normal" style:text-underline-style="none" fo:font-weight="normal" officeooo:rsid="002ddece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2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Kurale" fo:font-size="14pt" fo:language="zxx" fo:country="none" fo:font-style="normal" style:text-underline-style="none" fo:font-weight="normal" officeooo:rsid="002ddece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3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Lobster" fo:font-size="14pt" fo:language="zxx" fo:country="none" fo:font-style="normal" style:text-underline-style="none" fo:font-weight="normal" officeooo:rsid="002ddece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4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Marmelad" fo:font-size="14pt" fo:language="zxx" fo:country="none" fo:font-style="normal" style:text-underline-style="none" fo:font-weight="normal" officeooo:rsid="002ddece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5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Montserrat Alternates" fo:font-size="13pt" fo:language="zxx" fo:country="none" fo:font-style="normal" style:text-underline-style="none" fo:font-weight="normal" officeooo:rsid="002ddece" officeooo:paragraph-rsid="002f8867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6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Nunito" fo:font-size="14pt" fo:language="zxx" fo:country="none" fo:font-style="normal" style:text-underline-style="none" fo:font-weight="normal" officeooo:rsid="002d6a1c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7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Philosopher" fo:font-size="14pt" fo:language="zxx" fo:country="none" fo:font-style="normal" style:text-underline-style="none" fo:font-weight="normal" officeooo:rsid="002f8867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8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Podkova" fo:font-size="14pt" fo:language="zxx" fo:country="none" fo:font-style="normal" style:text-underline-style="none" fo:font-weight="normal" officeooo:rsid="002f8867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9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Scada" fo:font-size="14pt" fo:language="zxx" fo:country="none" fo:font-style="normal" style:text-underline-style="none" fo:font-weight="normal" officeooo:rsid="002f8867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0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Tektur" fo:font-size="14pt" fo:language="zxx" fo:country="none" fo:font-style="normal" style:text-underline-style="none" fo:font-weight="normal" officeooo:rsid="002f8867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1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Victor Mono" fo:font-size="14pt" fo:language="zxx" fo:country="none" fo:font-style="normal" style:text-underline-style="none" fo:font-weight="normal" officeooo:rsid="002f8867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Vollkorn" fo:font-size="14pt" fo:language="zxx" fo:country="none" fo:font-style="normal" style:text-underline-style="none" fo:font-weight="normal" officeooo:rsid="002f8867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3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Vollkorn SC" fo:font-size="14pt" fo:language="zxx" fo:country="none" fo:font-style="normal" style:text-underline-style="none" fo:font-weight="normal" officeooo:rsid="002f8867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4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Yeseva One" fo:font-size="14pt" fo:language="zxx" fo:country="none" fo:font-style="normal" style:text-underline-style="none" fo:font-weight="normal" officeooo:rsid="002f8867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5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Ysabeau" fo:font-size="14pt" fo:language="zxx" fo:country="none" fo:font-style="normal" style:text-underline-style="none" fo:font-weight="normal" officeooo:rsid="002f8867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6" style:family="paragraph" style:parent-style-name="Standard">
      <style:paragraph-properties fo:margin-top="0.101cm" fo:margin-bottom="0.101cm" style:contextual-spacing="false" fo:text-align="end" style:justify-single-word="false"/>
      <style:text-properties style:font-name="Ysabeau Infant" fo:font-size="14pt" fo:language="zxx" fo:country="none" fo:font-style="normal" style:text-underline-style="none" fo:font-weight="normal" officeooo:rsid="002f8867" officeooo:paragraph-rsid="002f8867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1" style:family="text">
      <style:text-properties officeooo:rsid="001fdaae"/>
    </style:style>
    <style:style style:name="T2" style:family="text">
      <style:text-properties officeooo:rsid="0006227d"/>
    </style:style>
    <style:style style:name="T3" style:family="text">
      <style:text-properties officeooo:rsid="00237ba4"/>
    </style:style>
    <style:style style:name="T4" style:family="text">
      <style:text-properties officeooo:rsid="002478db"/>
    </style:style>
    <style:style style:name="T5" style:family="text">
      <style:text-properties officeooo:rsid="002ddece"/>
    </style:style>
    <style:style style:name="T6" style:family="text">
      <style:text-properties officeooo:rsid="002d6a1c"/>
    </style:style>
    <style:style style:name="T7" style:family="text">
      <style:text-properties officeooo:rsid="0035e0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Полный набор знаков <text:span text:style-name="T7">(full)</text:span></text:p>
          </table:table-cell>
          <table:table-cell table:style-name="Таблица1.B1" office:value-type="string">
            <text:p text:style-name="P1">Без гортанной смычки <text:span text:style-name="T7">(basic)</text:span></text:p>
          </table:table-cell>
        </table:table-row>
        <table:table-row>
          <table:table-cell table:style-name="Таблица1.A2" office:value-type="string">
            <text:p text:style-name="P32"><text:span text:style-name="T1">Andika: </text:span>Ӓ̄Ӧ̄Ӱ̄ӓ̄ӧ̄ӱ̄<text:span text:style-name="T4">ө́</text:span><text:span text:style-name="T3">ғ</text:span><text:span text:style-name="T4">ә</text:span>ɂ</text:p>
            <text:p text:style-name="P33">Cakra: <text:span text:style-name="T2">Ӓ̄Ӧ̄Ӱ̄ӓ̄ӧ̄ӱ̄</text:span><text:span text:style-name="T4">ө́</text:span><text:span text:style-name="T3">ғ</text:span><text:span text:style-name="T4">ә</text:span><text:span text:style-name="T2">ɂ</text:span></text:p>
            <text:p text:style-name="P34">Charis SIL: <text:span text:style-name="T2">Ӓ̄Ӧ̄Ӱ̄ӓ̄ӧ̄ӱ̄</text:span><text:span text:style-name="T4">ө́</text:span><text:span text:style-name="T3">ғ</text:span><text:span text:style-name="T4">ә</text:span><text:span text:style-name="T2">ɂ</text:span></text:p>
            <text:p text:style-name="P35">Consola Mono: <text:span text:style-name="T2">Ӓ̄Ӧ̄Ӱ̄ӓ̄ӧ̄ӱ̄</text:span><text:span text:style-name="T4">ө́</text:span><text:span text:style-name="T3">ғ</text:span><text:span text:style-name="T4">ә</text:span><text:span text:style-name="T2">ɂ</text:span></text:p>
            <text:p text:style-name="P36">Dehuti: <text:span text:style-name="T2">Ӓ̄Ӧ̄Ӱ̄ӓ̄ӧ̄ӱ̄</text:span><text:span text:style-name="T4">ө́</text:span><text:span text:style-name="T3">ғ</text:span><text:span text:style-name="T4">ә</text:span><text:span text:style-name="T2">ɂ</text:span></text:p>
            <text:p text:style-name="P37">Didact Gothic: <text:span text:style-name="T2">Ӓ̄Ӧ̄Ӱ̄ӓ̄ӧ̄ӱ̄</text:span><text:span text:style-name="T4">ө́</text:span><text:span text:style-name="T3">ғ</text:span><text:span text:style-name="T4">ә</text:span><text:span text:style-name="T2">ɂ</text:span></text:p>
            <text:p text:style-name="P38">Dihjauti: <text:span text:style-name="T2">Ӓ̄Ӧ̄Ӱ̄ӓ̄ӧ̄ӱ̄</text:span><text:span text:style-name="T4">ө́</text:span><text:span text:style-name="T3">ғ</text:span><text:span text:style-name="T4">ә</text:span><text:span text:style-name="T2">ɂ</text:span></text:p>
            <text:p text:style-name="P39">Doulos SIL: <text:span text:style-name="T2">Ӓ̄Ӧ̄Ӱ̄ӓ̄ӧ̄ӱ̄</text:span><text:span text:style-name="T4">ө́</text:span><text:span text:style-name="T3">ғ</text:span><text:span text:style-name="T4">ә</text:span><text:span text:style-name="T2">ɂ</text:span></text:p>
            <text:p text:style-name="P40">Fairfax: <text:span text:style-name="T2">Ӓ̄Ӧ̄Ӱ̄ӓ̄ӧ̄ӱ̄</text:span><text:span text:style-name="T4">ө́</text:span><text:span text:style-name="T3">ғ</text:span><text:span text:style-name="T4">ә</text:span><text:span text:style-name="T2">ɂ</text:span></text:p>
            <text:p text:style-name="P41">Fira Sans: <text:span text:style-name="T2">Ӓ̄Ӧ̄Ӱ̄ӓ̄ӧ̄ӱ̄</text:span><text:span text:style-name="T4">ө́</text:span><text:span text:style-name="T3">ғ</text:span><text:span text:style-name="T2">ɂ</text:span></text:p>
            <text:p text:style-name="P42">Gentium Plus: <text:span text:style-name="T2">Ӓ̄Ӧ̄Ӱ̄ӓ̄ӧ̄ӱ̄</text:span><text:span text:style-name="T4">ө́</text:span><text:span text:style-name="T3">ғ</text:span><text:span text:style-name="T2">ɂ</text:span></text:p>
            <text:p text:style-name="P43">Noto Sans: <text:span text:style-name="T2">Ӓ̄Ӧ̄Ӱ̄ӓ̄ӧ̄ӱ̄</text:span><text:span text:style-name="T4">ө́</text:span><text:span text:style-name="T3">ғ</text:span><text:span text:style-name="T2">ɂ</text:span></text:p>
            <text:p text:style-name="P44">Noto Serif: <text:span text:style-name="T2">Ӓ̄Ӧ̄Ӱ̄ӓ̄ӧ̄ӱ̄</text:span><text:span text:style-name="T4">ө́</text:span><text:span text:style-name="T3">ғ</text:span><text:span text:style-name="T2">ɂ</text:span></text:p>
            <text:p text:style-name="P45">Pfennig: <text:span text:style-name="T2">Ӓ̄Ӧ̄Ӱ̄ӓ̄ӧ̄ӱ̄</text:span><text:span text:style-name="T4">ө́</text:span><text:span text:style-name="T3">ғ</text:span><text:span text:style-name="T2">ɂ</text:span></text:p>
            <text:p text:style-name="P46">Truetypewriter Polyglott: <text:span text:style-name="T2">Ӓ̄Ӧ̄Ӱ̄ӓ̄ӧ̄ӱ̄</text:span><text:span text:style-name="T4">ө́</text:span><text:span text:style-name="T3">ғ</text:span><text:span text:style-name="T2">ɂ</text:span></text:p>
          </table:table-cell>
          <table:table-cell table:style-name="Таблица1.B2" office:value-type="string">
            <text:p text:style-name="P47">Alegreya Sans: <text:span text:style-name="T2">Ӓ̄Ӧ̄Ӱ̄ӓ̄ӧ̄ӱ̄</text:span><text:span text:style-name="T4">ө́</text:span><text:span text:style-name="T3">ғ</text:span>ʼ</text:p>
            <text:p text:style-name="P48">Commissioner: <text:span text:style-name="T2">Ӓ̄Ӧ̄Ӱ̄ӓ̄ӧ̄ӱ̄</text:span><text:span text:style-name="T4">ө́</text:span><text:span text:style-name="T3">ғ</text:span><text:span text:style-name="T4">ә</text:span>ʼ</text:p>
            <text:p text:style-name="P49"><text:span text:style-name="T5">Cuprum</text:span>: <text:span text:style-name="T2">Ӓ̄Ӧ̄Ӱ̄ӓ̄ӧ̄ӱ̄</text:span><text:span text:style-name="T4">ө́</text:span><text:span text:style-name="T3">ғ</text:span>ʼ</text:p>
            <text:p text:style-name="P50">Gabriela: <text:span text:style-name="T2">Ӓ̄Ӧ̄Ӱ̄ӓ̄ӧ̄ӱ̄</text:span><text:span text:style-name="T4">ө́</text:span><text:span text:style-name="T3">ғ</text:span><text:span text:style-name="T6">ʼ</text:span></text:p>
            <text:p text:style-name="P51">Handjet: <text:span text:style-name="T2">Ӓ̄Ӧ̄Ӱ̄ӓ̄ӧ̄ӱ̄</text:span><text:span text:style-name="T4">ө́</text:span><text:span text:style-name="T3">ғ</text:span><text:span text:style-name="T6">ʼ</text:span></text:p>
            <text:p text:style-name="P52">Kurale: <text:span text:style-name="T2">Ӓ̄Ӧ̄Ӱ̄ӓ̄ӧ̄ӱ̄</text:span><text:span text:style-name="T4">ө́</text:span><text:span text:style-name="T3">ғ</text:span><text:span text:style-name="T6">ʼ</text:span></text:p>
            <text:p text:style-name="P53">Lobster: <text:span text:style-name="T2">Ӓ̄Ӧ̄Ӱ̄ӓ̄ӧ̄ӱ̄</text:span><text:span text:style-name="T4">ө́</text:span><text:span text:style-name="T3">ғ</text:span><text:span text:style-name="T6">ʼ</text:span></text:p>
            <text:p text:style-name="P54">Marmelad: <text:span text:style-name="T2">Ӓ̄Ӧ̄Ӱ̄ӓ̄ӧ̄ӱ̄</text:span><text:span text:style-name="T4">ө́</text:span><text:span text:style-name="T3">ғ</text:span><text:span text:style-name="T6">ʼ</text:span></text:p>
            <text:p text:style-name="P55">Montserrat Alternates: <text:span text:style-name="T2">Ӓ̄Ӧ̄Ӱ̄ӓ̄ӧ̄ӱ̄</text:span><text:span text:style-name="T4">ө́</text:span><text:span text:style-name="T3">ғ</text:span><text:span text:style-name="T6">ʼ</text:span></text:p>
            <text:p text:style-name="P56"><text:span text:style-name="T5">Nunito: </text:span><text:span text:style-name="T2">Ӓ̄Ӧ̄Ӱ̄ӓ̄ӧ̄ӱ̄</text:span><text:span text:style-name="T4">ө́</text:span><text:span text:style-name="T3">ғ</text:span>ʼ</text:p>
            <text:p text:style-name="P57">Philosopher: <text:span text:style-name="T2">Ӓ̄Ӧ̄Ӱ̄ӓ̄ӧ̄ӱ̄</text:span><text:span text:style-name="T4">ө́</text:span><text:span text:style-name="T3">ғ</text:span><text:span text:style-name="T6">ʼ</text:span></text:p>
            <text:p text:style-name="P58">Podkova: <text:span text:style-name="T2">Ӓ̄Ӧ̄Ӱ̄ӓ̄ӧ̄ӱ̄</text:span><text:span text:style-name="T4">ө́</text:span><text:span text:style-name="T3">ғ</text:span><text:span text:style-name="T6">ʼ</text:span></text:p>
            <text:p text:style-name="P2">Rubik: <text:span text:style-name="T2">Ӓ̄Ӧ̄Ӱ̄ӓ̄ӧ̄ӱ̄</text:span><text:span text:style-name="T4">ө́</text:span><text:span text:style-name="T3">ғ</text:span><text:span text:style-name="T6">ʼ</text:span></text:p>
            <text:p text:style-name="P59">Scada: <text:span text:style-name="T2">Ӓ̄Ӧ̄Ӱ̄ӓ̄ӧ̄ӱ̄</text:span><text:span text:style-name="T4">ө́</text:span><text:span text:style-name="T3">ғ</text:span><text:span text:style-name="T6">ʼ</text:span></text:p>
            <text:p text:style-name="P60">Tektur: <text:span text:style-name="T2">Ӓ̄Ӧ̄Ӱ̄ӓ̄ӧ̄ӱ̄</text:span><text:span text:style-name="T4">ө́</text:span><text:span text:style-name="T3">ғ</text:span><text:span text:style-name="T6">ʼ</text:span></text:p>
            <text:p text:style-name="P61">Victor Mono: <text:span text:style-name="T2">Ӓ̄Ӧ̄Ӱ̄ӓ̄ӧ̄ӱ̄</text:span><text:span text:style-name="T4">ө́</text:span><text:span text:style-name="T3">ғ</text:span><text:span text:style-name="T6">ʼ</text:span></text:p>
            <text:p text:style-name="P62">Vollkorn: <text:span text:style-name="T2">Ӓ̄Ӧ̄Ӱ̄ӓ̄ӧ̄ӱ̄</text:span><text:span text:style-name="T4">ө́</text:span><text:span text:style-name="T3">ғ</text:span><text:span text:style-name="T6">ʼ</text:span></text:p>
            <text:p text:style-name="P63">Vollkorn SC: <text:span text:style-name="T2">Ӓ̄Ӧ̄Ӱ̄ӓ̄ӧ̄ӱ̄</text:span><text:span text:style-name="T4">ө́</text:span><text:span text:style-name="T3">ғ</text:span><text:span text:style-name="T6">ʼ</text:span></text:p>
            <text:p text:style-name="P64">Yeseva One: <text:span text:style-name="T2">Ӓ̄Ӧ̄Ӱ̄ӓ̄ӧ̄ӱ̄</text:span><text:span text:style-name="T4">ө́</text:span><text:span text:style-name="T3">ғ</text:span><text:span text:style-name="T6">ʼ</text:span></text:p>
            <text:p text:style-name="P65">Ysabeau: <text:span text:style-name="T2">Ӓ̄Ӧ̄Ӱ̄ӓ̄ӧ̄ӱ̄</text:span><text:span text:style-name="T4">ө́</text:span><text:span text:style-name="T3">ғ</text:span><text:span text:style-name="T6">ʼ</text:span></text:p>
            <text:p text:style-name="P66">Ysabeau Infant: <text:span text:style-name="T2">Ӓ̄Ӧ̄Ӱ̄ӓ̄ӧ̄ӱ̄</text:span><text:span text:style-name="T4">ө́</text:span><text:span text:style-name="T3">ғ</text:span><text:span text:style-name="T6">ʼ</text:span></text:p>
            <text:p text:style-name="P5">Ysabeau SC: <text:span text:style-name="T2">Ӓ̄Ӧ̄Ӱ̄ӓ̄ӧ̄ӱ̄</text:span><text:span text:style-name="T4">ө́</text:span><text:span text:style-name="T3">ғ</text:span><text:span text:style-name="T6">ʼ</text:span></text:p>
          </table:table-cell>
        </table:table-row>
      </table:table>
      <text:p text:style-name="P4"/>
      <text:p text:style-name="P7">Набор шрифтов "Rubik Filtered"</text:p>
      <text:p text:style-name="P6"/>
      <text:p text:style-name="P3">Rubik 80s Fade: <text:span text:style-name="T2">Ӓ̄Ӧ̄Ӱ̄ӓ̄ӧ̄ӱ̄</text:span><text:span text:style-name="T4">ө́</text:span><text:span text:style-name="T3">ғ</text:span><text:span text:style-name="T6">ʼ</text:span></text:p>
      <text:p text:style-name="P8">Rubik Beastly: <text:span text:style-name="T2">Ӓ̄Ӧ̄Ӱ̄ӓ̄ӧ̄ӱ̄</text:span><text:span text:style-name="T4">ө́</text:span><text:span text:style-name="T3">ғ</text:span><text:span text:style-name="T6">ʼ</text:span></text:p>
      <text:p text:style-name="P9">Rubik Broken Fax: <text:span text:style-name="T2">Ӓ̄Ӧ̄Ӱ̄ӓ̄ӧ̄ӱ̄</text:span><text:span text:style-name="T4">ө́</text:span><text:span text:style-name="T3">ғ</text:span><text:span text:style-name="T6">ʼ</text:span></text:p>
      <text:p text:style-name="P10">Rubik Bubbles: <text:span text:style-name="T2">Ӓ̄Ӧ̄Ӱ̄ӓ̄ӧ̄ӱ̄</text:span><text:span text:style-name="T4">ө́</text:span><text:span text:style-name="T3">ғ</text:span><text:span text:style-name="T6">ʼ</text:span></text:p>
      <text:p text:style-name="P11">Rubik Broken Fax: <text:span text:style-name="T2">Ӓ̄Ӧ̄Ӱ̄ӓ̄ӧ̄ӱ̄</text:span><text:span text:style-name="T4">ө́</text:span><text:span text:style-name="T3">ғ</text:span><text:span text:style-name="T6">ʼ</text:span></text:p>
      <text:p text:style-name="P12">Rubik Dirt: <text:span text:style-name="T2">Ӓ̄Ӧ̄Ӱ̄ӓ̄ӧ̄ӱ̄</text:span><text:span text:style-name="T4">ө́</text:span><text:span text:style-name="T3">ғ</text:span><text:span text:style-name="T6">ʼ</text:span></text:p>
      <text:p text:style-name="P13">Rubik Distressed: <text:span text:style-name="T2">Ӓ̄Ӧ̄Ӱ̄ӓ̄ӧ̄ӱ̄</text:span><text:span text:style-name="T4">ө́</text:span><text:span text:style-name="T3">ғ</text:span><text:span text:style-name="T6">ʼ</text:span></text:p>
      <text:p text:style-name="P14">Rubik Doodle Shadow: <text:span text:style-name="T2">Ӓ̄Ӧ̄Ӱ̄ӓ̄ӧ̄ӱ̄</text:span><text:span text:style-name="T4">ө́</text:span><text:span text:style-name="T3">ғ</text:span><text:span text:style-name="T6">ʼ</text:span></text:p>
      <text:p text:style-name="P15">Rubik Doodle Triangles: <text:span text:style-name="T2">Ӓ̄Ӧ̄Ӱ̄ӓ̄ӧ̄ӱ̄</text:span><text:span text:style-name="T4">ө́</text:span><text:span text:style-name="T3">ғ</text:span><text:span text:style-name="T6">ʼ</text:span></text:p>
      <text:p text:style-name="P16">Rubik Gemstones: <text:span text:style-name="T2">Ӓ̄Ӧ̄Ӱ̄ӓ̄ӧ̄ӱ̄</text:span><text:span text:style-name="T4">ө́</text:span><text:span text:style-name="T3">ғ</text:span><text:span text:style-name="T6">ʼ</text:span></text:p>
      <text:p text:style-name="P17">Rubik Glitch: <text:span text:style-name="T2">Ӓ̄Ӧ̄Ӱ̄ӓ̄ӧ̄ӱ̄</text:span><text:span text:style-name="T4">ө́</text:span><text:span text:style-name="T3">ғ</text:span><text:span text:style-name="T6">ʼ</text:span></text:p>
      <text:p text:style-name="P18">Rubik Glitch Pop: <text:span text:style-name="T2">Ӓ̄Ӧ̄Ӱ̄ӓ̄ӧ̄ӱ̄</text:span><text:span text:style-name="T4">ө́</text:span><text:span text:style-name="T3">ғ</text:span><text:span text:style-name="T6">ʼ</text:span></text:p>
      <text:p text:style-name="P19">Rubik Iso: <text:span text:style-name="T2">Ӓ̄Ӧ̄Ӱ̄ӓ̄ӧ̄ӱ̄</text:span><text:span text:style-name="T4">ө́</text:span><text:span text:style-name="T3">ғ</text:span><text:span text:style-name="T6">ʼ</text:span></text:p>
      <text:p text:style-name="P20">Rubik Lines: <text:span text:style-name="T2">Ӓ̄Ӧ̄Ӱ̄ӓ̄ӧ̄ӱ̄</text:span><text:span text:style-name="T4">ө́</text:span><text:span text:style-name="T3">ғ</text:span><text:span text:style-name="T6">ʼ</text:span></text:p>
      <text:p text:style-name="P21">Rubik Maps: <text:span text:style-name="T2">Ӓ̄Ӧ̄Ӱ̄ӓ̄ӧ̄ӱ̄</text:span><text:span text:style-name="T4">ө́</text:span><text:span text:style-name="T3">ғ</text:span><text:span text:style-name="T6">ʼ</text:span></text:p>
      <text:p text:style-name="P22">Rubik Marker Hatch: <text:span text:style-name="T2">Ӓ̄Ӧ̄Ӱ̄ӓ̄ӧ̄ӱ̄</text:span><text:span text:style-name="T4">ө́</text:span><text:span text:style-name="T3">ғ</text:span><text:span text:style-name="T6">ʼ</text:span></text:p>
      <text:p text:style-name="P23">Rubik Maze: <text:span text:style-name="T2">Ӓ̄Ӧ̄Ӱ̄ӓ̄ӧ̄ӱ̄</text:span><text:span text:style-name="T4">ө́</text:span><text:span text:style-name="T3">ғ</text:span><text:span text:style-name="T6">ʼ</text:span></text:p>
      <text:p text:style-name="P24"><text:soft-page-break/>Rubik Microbe: <text:span text:style-name="T2">Ӓ̄Ӧ̄Ӱ̄ӓ̄ӧ̄ӱ̄</text:span><text:span text:style-name="T4">ө́</text:span><text:span text:style-name="T3">ғ</text:span><text:span text:style-name="T6">ʼ</text:span></text:p>
      <text:p text:style-name="P25">Rubik Pixels: <text:span text:style-name="T2">Ӓ̄Ӧ̄Ӱ̄ӓ̄ӧ̄ӱ̄</text:span><text:span text:style-name="T4">ө́</text:span><text:span text:style-name="T3">ғ</text:span><text:span text:style-name="T6">ʼ</text:span></text:p>
      <text:p text:style-name="P26">Rubik Puddles: <text:span text:style-name="T2">Ӓ̄Ӧ̄Ӱ̄ӓ̄ӧ̄ӱ̄</text:span><text:span text:style-name="T4">ө́</text:span><text:span text:style-name="T3">ғ</text:span><text:span text:style-name="T6">ʼ</text:span></text:p>
      <text:p text:style-name="P27">Rubik Scribble: <text:span text:style-name="T2">Ӓ̄Ӧ̄Ӱ̄ӓ̄ӧ̄ӱ̄</text:span><text:span text:style-name="T4">ө́</text:span><text:span text:style-name="T3">ғ</text:span><text:span text:style-name="T6">ʼ</text:span></text:p>
      <text:p text:style-name="P28">Rubik Spray Paint: <text:span text:style-name="T2">Ӓ̄Ӧ̄Ӱ̄ӓ̄ӧ̄ӱ̄</text:span><text:span text:style-name="T4">ө́</text:span><text:span text:style-name="T3">ғ</text:span><text:span text:style-name="T6">ʼ</text:span></text:p>
      <text:p text:style-name="P29">Rubik Storm: <text:span text:style-name="T2">Ӓ̄Ӧ̄Ӱ̄ӓ̄ӧ̄ӱ̄</text:span><text:span text:style-name="T4">ө́</text:span><text:span text:style-name="T3">ғ</text:span><text:span text:style-name="T6">ʼ</text:span></text:p>
      <text:p text:style-name="P30">Rubik Vynil: <text:span text:style-name="T2">Ӓ̄Ӧ̄Ӱ̄ӓ̄ӧ̄ӱ̄</text:span><text:span text:style-name="T4">ө́</text:span><text:span text:style-name="T3">ғ</text:span><text:span text:style-name="T6">ʼ</text:span></text:p>
      <text:p text:style-name="P31">Rubik Wet Paint: <text:span text:style-name="T2">Ӓ̄Ӧ̄Ӱ̄ӓ̄ӧ̄ӱ̄</text:span><text:span text:style-name="T4">ө́</text:span><text:span text:style-name="T3">ғ</text:span><text:span text:style-name="T6">ʼ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 style:font-family-generic="swiss" style:font-pitch="variable"/>
    <style:font-face style:name="Andika" svg:font-family="Andika" style:font-pitch="variable"/>
    <style:font-face style:name="Cakra Normal" svg:font-family="'Cakra Normal'" style:font-pitch="variable"/>
    <style:font-face style:name="Charis SIL" svg:font-family="'Charis SIL'" style:font-pitch="variable"/>
    <style:font-face style:name="Commissioner" svg:font-family="Commissioner" style:font-pitch="variable"/>
    <style:font-face style:name="Consola Mono" svg:font-family="'Consola Mono'" style:font-pitch="fixed"/>
    <style:font-face style:name="Cuprum" svg:font-family="Cuprum" style:font-pitch="variable"/>
    <style:font-face style:name="Dehuti" svg:font-family="Dehuti" style:font-pitch="variable"/>
    <style:font-face style:name="DejaVu Sans" svg:font-family="'DejaVu Sans'" style:font-family-generic="swiss"/>
    <style:font-face style:name="DejaVu Serif" svg:font-family="'DejaVu Serif'" style:font-family-generic="roman"/>
    <style:font-face style:name="Didact Gothic" svg:font-family="'Didact Gothic'" style:font-family-generic="swiss" style:font-pitch="variable"/>
    <style:font-face style:name="Dihjauti" svg:font-family="Dihjauti" style:font-pitch="variable"/>
    <style:font-face style:name="Doulos SIL" svg:font-family="'Doulos SIL'" style:font-pitch="variable"/>
    <style:font-face style:name="Fairfax" svg:font-family="Fairfax" style:font-pitch="variable"/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briela" svg:font-family="Gabriela" style:font-pitch="variable"/>
    <style:font-face style:name="Gentium Plus" svg:font-family="'Gentium Plus'" style:font-pitch="variable"/>
    <style:font-face style:name="Handjet" svg:font-family="Handjet" style:font-pitch="variable"/>
    <style:font-face style:name="Kurale" svg:font-family="Kurale" style:font-pitch="variable"/>
    <style:font-face style:name="Lobster" svg:font-family="Lobster" style:font-pitch="variable"/>
    <style:font-face style:name="Marmelad" svg:font-family="Marmelad" style:font-pitch="variable"/>
    <style:font-face style:name="Montserrat Alternates" svg:font-family="'Montserrat Alternates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unito" svg:font-family="Nunito" style:font-pitch="variable"/>
    <style:font-face style:name="Pfennig" svg:font-family="Pfennig" style:font-pitch="variable"/>
    <style:font-face style:name="Philosopher" svg:font-family="Philosopher" style:font-pitch="variable"/>
    <style:font-face style:name="Podkova" svg:font-family="Podkova" style:font-pitch="variable"/>
    <style:font-face style:name="Rubik" svg:font-family="Rubik" style:font-pitch="variable"/>
    <style:font-face style:name="Rubik 80s Fade" svg:font-family="'Rubik 80s Fade'" style:font-pitch="variable"/>
    <style:font-face style:name="Rubik Beastly" svg:font-family="'Rubik Beastly'" style:font-pitch="variable"/>
    <style:font-face style:name="Rubik Black" svg:font-family="'Rubik Black'" style:font-pitch="variable"/>
    <style:font-face style:name="Rubik Black1" svg:font-family="'Rubik Black'" style:font-adornments="Regular" style:font-pitch="variable"/>
    <style:font-face style:name="Rubik Broken Fax" svg:font-family="'Rubik Broken Fax'" style:font-pitch="variable"/>
    <style:font-face style:name="Rubik Bubbles" svg:font-family="'Rubik Bubbles'" style:font-pitch="variable"/>
    <style:font-face style:name="Rubik Burned" svg:font-family="'Rubik Burned'" style:font-pitch="variable"/>
    <style:font-face style:name="Rubik Dirt" svg:font-family="'Rubik Dirt'" style:font-pitch="variable"/>
    <style:font-face style:name="Rubik Distressed" svg:font-family="'Rubik Distressed'" style:font-pitch="variable"/>
    <style:font-face style:name="Rubik Doodle Shadow" svg:font-family="'Rubik Doodle Shadow'" style:font-pitch="variable"/>
    <style:font-face style:name="Rubik Doodle Triangles" svg:font-family="'Rubik Doodle Triangles'" style:font-pitch="variable"/>
    <style:font-face style:name="Rubik Filtered" svg:font-family="'Rubik Filtered'" style:font-pitch="variable"/>
    <style:font-face style:name="Rubik Gemstones" svg:font-family="'Rubik Gemstones'" style:font-pitch="variable"/>
    <style:font-face style:name="Rubik Glitch" svg:font-family="'Rubik Glitch'" style:font-pitch="variable"/>
    <style:font-face style:name="Rubik Glitch Pop" svg:font-family="'Rubik Glitch Pop'" style:font-pitch="variable"/>
    <style:font-face style:name="Rubik Iso" svg:font-family="'Rubik Iso'" style:font-pitch="variable"/>
    <style:font-face style:name="Rubik Lines" svg:font-family="'Rubik Lines'" style:font-pitch="variable"/>
    <style:font-face style:name="Rubik Maps" svg:font-family="'Rubik Maps'" style:font-pitch="variable"/>
    <style:font-face style:name="Rubik Marker Hatch" svg:font-family="'Rubik Marker Hatch'" style:font-pitch="variable"/>
    <style:font-face style:name="Rubik Maze" svg:font-family="'Rubik Maze'" style:font-pitch="variable"/>
    <style:font-face style:name="Rubik Microbe" svg:font-family="'Rubik Microbe'" style:font-pitch="variable"/>
    <style:font-face style:name="Rubik Moonrocks" svg:font-family="'Rubik Moonrocks'" style:font-pitch="variable"/>
    <style:font-face style:name="Rubik Pixels" svg:font-family="'Rubik Pixels'" style:font-pitch="variable"/>
    <style:font-face style:name="Rubik Puddles" svg:font-family="'Rubik Puddles'" style:font-pitch="variable"/>
    <style:font-face style:name="Rubik Scribble" svg:font-family="'Rubik Scribble'" style:font-pitch="variable"/>
    <style:font-face style:name="Rubik Spray Paint" svg:font-family="'Rubik Spray Paint'" style:font-pitch="variable"/>
    <style:font-face style:name="Rubik Storm" svg:font-family="'Rubik Storm'" style:font-pitch="variable"/>
    <style:font-face style:name="Rubik Vinyl" svg:font-family="'Rubik Vinyl'" style:font-pitch="variable"/>
    <style:font-face style:name="Rubik Wet Paint" svg:font-family="'Rubik Wet Paint'" style:font-pitch="variable"/>
    <style:font-face style:name="Scada" svg:font-family="Scada" style:font-pitch="variable"/>
    <style:font-face style:name="Tektur" svg:font-family="Tektur" style:font-adornments="Black" style:font-pitch="variable"/>
    <style:font-face style:name="Truetypewriter PolyglOTT" svg:font-family="'Truetypewriter PolyglOTT'" style:font-family-generic="modern" style:font-pitch="variable"/>
    <style:font-face style:name="Victor Mono" svg:font-family="'Victor Mono'" style:font-pitch="fixed"/>
    <style:font-face style:name="Vollkorn" svg:font-family="Vollkorn" style:font-pitch="variable"/>
    <style:font-face style:name="Vollkorn SC" svg:font-family="'Vollkorn SC'" style:font-pitch="variable"/>
    <style:font-face style:name="Yeseva One" svg:font-family="'Yeseva One'" style:font-pitch="variable"/>
    <style:font-face style:name="Ysabeau" svg:font-family="Ysabeau" style:font-adornments="Black" style:font-pitch="variable"/>
    <style:font-face style:name="Ysabeau Infant" svg:font-family="'Ysabeau Infant'" style:font-adornments="Black" style:font-pitch="variable"/>
    <style:font-face style:name="Ysabeau SC" svg:font-family="'Ysabeau SC'" style:font-adornments="Black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8:35:31.874315725</meta:creation-date>
    <meta:editing-cycles>26</meta:editing-cycles>
    <meta:editing-duration>PT49M46S</meta:editing-duration>
    <dc:date>2024-06-22T19:56:12.192509159</dc:date>
    <meta:generator>LibreOffice/24.2.4.2$Linux_X86_64 LibreOffice_project/420$Build-2</meta:generator>
    <meta:document-statistic meta:table-count="1" meta:image-count="0" meta:object-count="0" meta:page-count="3" meta:paragraph-count="65" meta:word-count="186" meta:character-count="1469" meta:non-whitespace-character-count="1348"/>
  </office:meta>
</office:document-meta>
</file>